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_24_tab" style:display-name="$tab" style:family="table">
      <style:table-properties style:width="17cm" table:align="margins"/>
    </style:style>
    <style:style style:name="_24_tab.A" style:display-name="$tab.A" style:family="table-column">
      <style:table-column-properties style:column-width="8.5cm" style:rel-column-width="32767*"/>
    </style:style>
    <style:style style:name="_24_tab.B" style:display-name="$tab.B" style:family="table-column">
      <style:table-column-properties style:column-width="8.5cm" style:rel-column-width="32768*"/>
    </style:style>
    <style:style style:name="_24_tab.A1" style:display-name="$tab.A1" style:family="table-cell">
      <style:table-cell-properties fo:padding="0.097cm" fo:border-left="0.05pt solid #000000" fo:border-right="none" fo:border-top="0.05pt solid #000000" fo:border-bottom="0.05pt solid #000000"/>
    </style:style>
    <style:style style:name="_24_tab.B1" style:display-name="$tab.B1" style:family="table-cell">
      <style:table-cell-properties fo:padding="0.097cm" fo:border="0.05pt solid #000000"/>
    </style:style>
    <style:style style:name="_24_tab.A2" style:display-name="$tab.A2" style:family="table-cell">
      <style:table-cell-properties fo:padding="0.097cm" fo:border-left="0.05pt solid #000000" fo:border-right="none" fo:border-top="none" fo:border-bottom="0.05pt solid #000000"/>
    </style:style>
    <style:style style:name="_24_tab.B2" style:display-name="$tab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c37a1"/>
    </style:style>
    <style:style style:name="P2" style:family="paragraph" style:parent-style-name="Table_20_Contents">
      <style:text-properties officeooo:rsid="001c37a1" officeooo:paragraph-rsid="001c37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$tab" table:style-name="_24_tab">
        <table:table-column table:style-name="_24_tab.A"/>
        <table:table-column table:style-name="_24_tab.B"/>
        <table:table-row table:style-name="TableLine139936611240448">
          <table:table-cell table:style-name="_24_tab.A1" office:value-type="string">
            <text:p text:style-name="P2">Gb</text:p>
          </table:table-cell>
          <table:table-cell table:style-name="_24_tab.B1" office:value-type="string">
            <text:p text:style-name="P2">Ugvj</text:p>
          </table:table-cell>
        </table:table-row>
        <table:table-row table:style-name="TableLine94034011948576">
          <table:table-cell table:style-name="_24_tab.A2" office:value-type="string">
            <text:p text:style-name="P2">Gv</text:p>
          </table:table-cell>
          <table:table-cell table:style-name="_24_tab.B2" office:value-type="string">
            <text:p text:style-name="P2">Gv</text:p>
          </table:table-cell>
        </table:table-row>
        <table:table-row table:style-name="TableLine94034012049088">
          <table:table-cell table:style-name="_24_tab.A2" office:value-type="string">
            <text:p text:style-name="P2">Jkhv</text:p>
          </table:table-cell>
          <table:table-cell table:style-name="_24_tab.B2" office:value-type="string">
            <text:p text:style-name="P2">Jgvb</text:p>
          </table:table-cell>
        </table:table-row>
        <table:table-row table:style-name="TableLine94034012049744">
          <table:table-cell table:style-name="_24_tab.A2" office:value-type="string">
            <text:p text:style-name="P2">Uv</text:p>
          </table:table-cell>
          <table:table-cell table:style-name="_24_tab.B2" office:value-type="string">
            <text:p text:style-name="P1">Gjk</text:p>
          </table:table-cell>
        </table:table-row>
        <table:table-row table:style-name="TableLine94034012050400">
          <table:table-cell table:style-name="_24_tab.A2" office:value-type="string">
            <text:p text:style-name="P2">Vjg</text:p>
          </table:table-cell>
          <table:table-cell table:style-name="_24_tab.B2" office:value-type="string">
            <text:p text:style-name="P2">Hvyuh</text:p>
          </table:table-cell>
        </table:table-row>
        <table:table-row table:style-name="TableLine94034012051216">
          <table:table-cell table:style-name="_24_tab.A2" office:value-type="string">
            <text:p text:style-name="P2">Gi</text:p>
          </table:table-cell>
          <table:table-cell table:style-name="_24_tab.B2" office:value-type="string">
            <text:p text:style-name="P2">Yugv</text:p>
          </table:table-cell>
        </table:table-row>
        <table:table-row table:style-name="TableLine94034012051984">
          <table:table-cell table:style-name="_24_tab.A2" office:value-type="string">
            <text:p text:style-name="P1">Ipy</text:p>
          </table:table-cell>
          <table:table-cell table:style-name="_24_tab.B2" office:value-type="string">
            <text:p text:style-name="P2">Viy</text:p>
          </table:table-cell>
        </table:table-row>
        <table:table-row table:style-name="TableLine94034012052800">
          <table:table-cell table:style-name="_24_tab.A2" office:value-type="string">
            <text:p text:style-name="P2">Viy</text:p>
          </table:table-cell>
          <table:table-cell table:style-name="_24_tab.B2" office:value-type="string">
            <text:p text:style-name="P2">U</text:p>
          </table:table-cell>
        </table:table-row>
        <table:table-row table:style-name="TableLine94034012053616">
          <table:table-cell table:style-name="_24_tab.A2" office:value-type="string">
            <text:p text:style-name="P2">Ig</text:p>
          </table:table-cell>
          <table:table-cell table:style-name="_24_tab.B2" office:value-type="string">
            <text:p text:style-name="P1">Yu</text:p>
          </table:table-cell>
        </table:table-row>
        <table:table-row table:style-name="TableLine94034012054624">
          <table:table-cell table:style-name="_24_tab.A2" office:value-type="string">
            <text:p text:style-name="P2">$var1</text:p>
          </table:table-cell>
          <table:table-cell table:style-name="_24_tab.B2" office:value-type="string">
            <text:p text:style-name="P2">$var2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3T09:41:37.695132171</meta:creation-date>
    <dc:date>2021-07-13T14:49:01.660169214</dc:date>
    <meta:editing-duration>PT2M17S</meta:editing-duration>
    <meta:editing-cycles>2</meta:editing-cycles>
    <meta:generator>LibreOffice/7.0.4.2$Linux_X86_64 LibreOffice_project/00$Build-2</meta:generator>
    <meta:document-statistic meta:table-count="1" meta:image-count="0" meta:object-count="0" meta:page-count="1" meta:paragraph-count="20" meta:word-count="20" meta:character-count="61" meta:non-whitespace-character-count="61"/>
  </office:meta>
</office:document-meta>
</file>